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115cm"/>
    </style:style>
    <style:style style:name="co3" style:family="table-column">
      <style:table-column-properties fo:break-before="auto" style:column-width="3.20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ackground-color="#000000" fo:border="0.74pt solid #000000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fo:border="0.74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0"/>
        <table:table-column table:style-name="co1" table:number-columns-repeated="2" table:default-cell-style-name="ce11"/>
        <table:table-column table:style-name="co3" table:default-cell-style-name="ce11"/>
        <table:table-column table:style-name="co1" table:default-cell-style-name="ce12"/>
        <table:table-column table:style-name="co1" table:default-cell-style-name="Default"/>
        <table:table-row table:style-name="ro1"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9" office:value-type="string" calcext:value-type="string">
            <text:p>Studentas</text:p>
          </table:table-cell>
          <table:table-cell table:style-name="ce9" office:value-type="string" calcext:value-type="string">
            <text:p>React, min</text:p>
          </table:table-cell>
          <table:table-cell table:style-name="ce9" office:value-type="string" calcext:value-type="string">
            <text:p>Node, min</text:p>
          </table:table-cell>
          <table:table-cell table:style-name="ce9" office:value-type="string" calcext:value-type="string">
            <text:p>TypeScript, min</text:p>
          </table:table-cell>
          <table:table-cell table:style-name="ce9" office:value-type="string" calcext:value-type="string">
            <text:p>Viso, min</text:p>
          </table:table-cell>
          <table:table-cell office:value-type="string" calcext:value-type="string">
            <text:p>Komentaras</text:p>
          </table:table-cell>
        </table:table-row>
        <table:table-row table:style-name="ro2">
          <table:table-cell/>
          <table:table-cell office:value-type="string" calcext:value-type="string">
            <text:p>Šarūnas Raižys 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C3:.E3])" office:value-type="float" office:value="27" calcext:value-type="float">
            <text:p>2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kas Gužys 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4:.E4]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arolina Maščinskaitė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5:.E5])" office:value-type="float" office:value="10" calcext:value-type="float">
            <text:p>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inykas Smolskis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6:.E6])" office:value-type="float" office:value="8" calcext:value-type="float">
            <text:p>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tas Šukaitis 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SUM([.C7:.E7])" office:value-type="float" office:value="47" calcext:value-type="float">
            <text:p>47</text:p>
          </table:table-cell>
          <table:table-cell office:value-type="string" calcext:value-type="string">
            <text:p>Stiprus inžinerinis mąstymas</text:p>
          </table:table-cell>
        </table:table-row>
        <table:table-row table:style-name="ro2">
          <table:table-cell/>
          <table:table-cell office:value-type="string" calcext:value-type="string">
            <text:p>Robertas Rušėnas 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8:.E8]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urynas Klumbys 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9:.E9]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aimundas Jesevičius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0:.E10])" office:value-type="float" office:value="15" calcext:value-type="float">
            <text:p>1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ęstutis Rubys 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11:.E11]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ygantas Pauliukonis 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12:.E12]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iedrė Vičkačkaitė 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13:.E13]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ytis Černiauskas 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14:.E14]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us Čibinskas 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15:.E15]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dgaras Spiridonovas 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C16:.E16])" office:value-type="float" office:value="20" calcext:value-type="float">
            <text:p>20</text:p>
          </table:table-cell>
          <table:table-cell office:value-type="string" calcext:value-type="string">
            <text:p>Klausineja ir daug ir gerai daro, dirba su Vue ir Laravel</text:p>
          </table:table-cell>
        </table:table-row>
        <table:table-row table:style-name="ro2">
          <table:table-cell/>
          <table:table-cell office:value-type="string" calcext:value-type="string">
            <text:p>Karolina Mašaro 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17:.E17]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stinas Veleckas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8:.E18])" office:value-type="float" office:value="5" calcext:value-type="float">
            <text:p>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urynas Pociūnas 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19:.E19]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antas Medzevičius 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20:.E20]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ytis Kymantas 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21:.E21]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ktorija Andruškevič 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22:.E22]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turas Gusevas 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23:.E23]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ariuš Juralevič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4:.E24])" office:value-type="float" office:value="10" calcext:value-type="float">
            <text:p>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na Kasputytė 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25:.E25]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da Liaudanskytė 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26:.E26])" office:value-type="float" office:value="0" calcext:value-type="float">
            <text:p>0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B2:Sheet1.F26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lt" fo:country="L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8T19:10:02.387000000</meta:creation-date>
    <dc:date>2024-10-07T20:00:08.047000000</dc:date>
    <meta:editing-duration>PT2H16M21S</meta:editing-duration>
    <meta:editing-cycles>10</meta:editing-cycles>
    <meta:generator>LibreOffice/7.5.1.2$Windows_X86_64 LibreOffice_project/fcbaee479e84c6cd81291587d2ee68cba099e129</meta:generator>
    <meta:document-statistic meta:table-count="1" meta:cell-count="128" meta:object-count="0"/>
  </office:meta>
</office:document-meta>
</file>